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3"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2" svg:font-family="'Book Antiqua'" style:font-family-generic="roman" style:font-pitch="variable"/>
    <style:font-face style:name="Book Antiqua" svg:font-family="'Book Antiqua'" style:font-adornments="Gras" style:font-family-generic="roman" style:font-pitch="variable"/>
    <style:font-face style:name="Book Antiqua4" svg:font-family="'Book Antiqua'" style:font-adornments="Italique" style:font-family-generic="roman" style:font-pitch="variable"/>
    <style:font-face style:name="Book Antiqua1"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automatic-styles>
    <style:style style:name="P1" style:family="paragraph" style:parent-style-name="Standard">
      <style:text-properties officeooo:rsid="00071f2b" officeooo:paragraph-rsid="00123b80"/>
    </style:style>
    <style:style style:name="P2" style:family="paragraph" style:parent-style-name="Standard">
      <style:text-properties officeooo:rsid="00071f2b" officeooo:paragraph-rsid="0013a6a8"/>
    </style:style>
    <style:style style:name="P3" style:family="paragraph" style:parent-style-name="Standard">
      <style:text-properties officeooo:rsid="00071f2b" officeooo:paragraph-rsid="001b6191"/>
    </style:style>
    <style:style style:name="P4" style:family="paragraph" style:parent-style-name="Standard">
      <style:text-properties officeooo:rsid="0012696e" officeooo:paragraph-rsid="00123b80"/>
    </style:style>
    <style:style style:name="P5" style:family="paragraph" style:parent-style-name="Standard">
      <style:text-properties officeooo:rsid="0012f7c3" officeooo:paragraph-rsid="0012f7c3"/>
    </style:style>
    <style:style style:name="P6" style:family="paragraph" style:parent-style-name="Standard">
      <style:text-properties officeooo:rsid="0012f7c3" officeooo:paragraph-rsid="001534a4"/>
    </style:style>
    <style:style style:name="P7" style:family="paragraph" style:parent-style-name="Standard">
      <style:text-properties officeooo:rsid="0012f7c3" officeooo:paragraph-rsid="00204ed2"/>
    </style:style>
    <style:style style:name="P8" style:family="paragraph" style:parent-style-name="Standard">
      <style:text-properties officeooo:rsid="0012f7c3" officeooo:paragraph-rsid="0023abf5"/>
    </style:style>
    <style:style style:name="P9" style:family="paragraph" style:parent-style-name="Standard">
      <style:text-properties officeooo:rsid="0013f7cd" officeooo:paragraph-rsid="0013f7cd"/>
    </style:style>
    <style:style style:name="P10" style:family="paragraph" style:parent-style-name="Standard">
      <style:text-properties officeooo:paragraph-rsid="00145e62"/>
    </style:style>
    <style:style style:name="P11" style:family="paragraph" style:parent-style-name="Standard">
      <style:text-properties officeooo:rsid="0013a6a8" officeooo:paragraph-rsid="0016e4c3"/>
    </style:style>
    <style:style style:name="P12" style:family="paragraph" style:parent-style-name="Standard">
      <style:text-properties officeooo:rsid="0013a6a8" officeooo:paragraph-rsid="0012f7c3"/>
    </style:style>
    <style:style style:name="P13" style:family="paragraph" style:parent-style-name="Standard">
      <style:text-properties officeooo:rsid="0013a6a8" officeooo:paragraph-rsid="0013a6a8"/>
    </style:style>
    <style:style style:name="P14" style:family="paragraph" style:parent-style-name="Standard">
      <style:text-properties officeooo:rsid="00223ac7" officeooo:paragraph-rsid="00223ac7"/>
    </style:style>
    <style:style style:name="P15" style:family="paragraph" style:parent-style-name="Standard">
      <style:text-properties officeooo:rsid="0023abf5" officeooo:paragraph-rsid="0023abf5"/>
    </style:style>
    <style:style style:name="P16" style:family="paragraph" style:parent-style-name="Standard">
      <style:text-properties officeooo:rsid="0023abf5" officeooo:paragraph-rsid="0024287d"/>
    </style:style>
    <style:style style:name="P17" style:family="paragraph" style:parent-style-name="Standard">
      <style:text-properties officeooo:rsid="002752a4" officeooo:paragraph-rsid="002752a4"/>
    </style:style>
    <style:style style:name="P18" style:family="paragraph" style:parent-style-name="Standard">
      <style:text-properties officeooo:rsid="0031409b" officeooo:paragraph-rsid="0031409b"/>
    </style:style>
    <style:style style:name="P19" style:family="paragraph" style:parent-style-name="Text_20_body">
      <style:text-properties officeooo:rsid="0012f7c3" officeooo:paragraph-rsid="0012f7c3"/>
    </style:style>
    <style:style style:name="P20" style:family="paragraph" style:parent-style-name="Text_20_body">
      <style:text-properties officeooo:rsid="0013a6a8" officeooo:paragraph-rsid="0013a6a8"/>
    </style:style>
    <style:style style:name="P21" style:family="paragraph" style:parent-style-name="Text_20_body">
      <style:text-properties officeooo:rsid="0029c271" officeooo:paragraph-rsid="0029c271"/>
    </style:style>
    <style:style style:name="P22" style:family="paragraph" style:parent-style-name="Heading_20_1" style:list-style-name="">
      <style:text-properties officeooo:rsid="00199597"/>
    </style:style>
    <style:style style:name="P23" style:family="paragraph" style:parent-style-name="Heading_20_1">
      <style:text-properties officeooo:rsid="0012f7c3"/>
    </style:style>
    <style:style style:name="P24" style:family="paragraph" style:parent-style-name="Heading_20_1" style:list-style-name="">
      <style:text-properties officeooo:rsid="0012f7c3"/>
    </style:style>
    <style:style style:name="P25" style:family="paragraph" style:parent-style-name="Heading_20_1">
      <style:text-properties officeooo:rsid="0013a6a8"/>
    </style:style>
    <style:style style:name="P26" style:family="paragraph" style:parent-style-name="Standard" style:list-style-name="L1">
      <style:text-properties officeooo:rsid="0028e12a" officeooo:paragraph-rsid="0028e12a"/>
    </style:style>
    <style:style style:name="P27" style:family="paragraph" style:parent-style-name="Standard" style:list-style-name="L3">
      <style:text-properties officeooo:rsid="0028e12a" officeooo:paragraph-rsid="0028e12a"/>
    </style:style>
    <style:style style:name="P28" style:family="paragraph" style:parent-style-name="Standard">
      <style:text-properties officeooo:rsid="003a775f" officeooo:paragraph-rsid="003a775f"/>
    </style:style>
    <style:style style:name="P29" style:family="paragraph" style:parent-style-name="List_20_2" style:list-style-name="L2"/>
    <style:style style:name="P30" style:family="paragraph" style:parent-style-name="List_20_3" style:list-style-name="L3"/>
    <style:style style:name="P31" style:family="paragraph" style:parent-style-name="Numbering_20_1" style:list-style-name="L1"/>
    <style:style style:name="P32" style:family="paragraph" style:parent-style-name="List_20_5" style:list-style-name="L4"/>
    <style:style style:name="T1" style:family="text">
      <style:text-properties officeooo:rsid="000afb5f"/>
    </style:style>
    <style:style style:name="T2" style:family="text">
      <style:text-properties style:text-position="super 58%" officeooo:rsid="000afb5f"/>
    </style:style>
    <style:style style:name="T3" style:family="text">
      <style:text-properties fo:font-style="italic" style:font-style-asian="italic" style:font-style-complex="italic"/>
    </style:style>
    <style:style style:name="T4" style:family="text">
      <style:text-properties fo:font-style="italic" officeooo:rsid="0012f7c3" style:font-style-asian="italic" style:font-style-complex="italic"/>
    </style:style>
    <style:style style:name="T5" style:family="text">
      <style:text-properties fo:font-style="italic" officeooo:rsid="0013f7cd" style:font-style-asian="italic" style:font-style-complex="italic"/>
    </style:style>
    <style:style style:name="T6" style:family="text">
      <style:text-properties fo:font-style="italic" officeooo:rsid="0016e4c3" style:font-style-asian="italic" style:font-style-complex="italic"/>
    </style:style>
    <style:style style:name="T7" style:family="text">
      <style:text-properties fo:font-style="italic" officeooo:rsid="00179d4b" style:font-style-asian="italic" style:font-style-complex="italic"/>
    </style:style>
    <style:style style:name="T8" style:family="text">
      <style:text-properties fo:font-style="italic" officeooo:rsid="00291577" style:font-style-asian="italic" style:font-style-complex="italic"/>
    </style:style>
    <style:style style:name="T9" style:family="text">
      <style:text-properties officeooo:rsid="000b9198"/>
    </style:style>
    <style:style style:name="T10" style:family="text">
      <style:text-properties officeooo:rsid="00136a92"/>
    </style:style>
    <style:style style:name="T11" style:family="text">
      <style:text-properties officeooo:rsid="000de791"/>
    </style:style>
    <style:style style:name="T12" style:family="text">
      <style:text-properties officeooo:rsid="00108031"/>
    </style:style>
    <style:style style:name="T13" style:family="text">
      <style:text-properties officeooo:rsid="0014beee"/>
    </style:style>
    <style:style style:name="T14" style:family="text">
      <style:text-properties officeooo:rsid="0012f7c3"/>
    </style:style>
    <style:style style:name="T15" style:family="text">
      <style:text-properties officeooo:rsid="0013a6a8"/>
    </style:style>
    <style:style style:name="T16" style:family="text">
      <style:text-properties officeooo:rsid="0013f7cd"/>
    </style:style>
    <style:style style:name="T17" style:family="text">
      <style:text-properties officeooo:rsid="00145e62"/>
    </style:style>
    <style:style style:name="T18" style:family="text">
      <style:text-properties officeooo:rsid="0016e4c3"/>
    </style:style>
    <style:style style:name="T19" style:family="text">
      <style:text-properties officeooo:rsid="001b3543"/>
    </style:style>
    <style:style style:name="T20" style:family="text">
      <style:text-properties officeooo:rsid="001b6191"/>
    </style:style>
    <style:style style:name="T21" style:family="text">
      <style:text-properties officeooo:rsid="00204ed2"/>
    </style:style>
    <style:style style:name="T22" style:family="text">
      <style:text-properties officeooo:rsid="0023abf5"/>
    </style:style>
    <style:style style:name="T23" style:family="text">
      <style:text-properties officeooo:rsid="0025f215"/>
    </style:style>
    <style:style style:name="T24" style:family="text">
      <style:text-properties officeooo:rsid="00291577"/>
    </style:style>
    <style:style style:name="T25" style:family="text">
      <style:text-properties officeooo:rsid="002b4efe"/>
    </style:style>
    <style:style style:name="T26" style:family="text">
      <style:text-properties officeooo:rsid="002e7873"/>
    </style:style>
    <style:style style:name="T27" style:family="text">
      <style:text-properties officeooo:rsid="00342dfe"/>
    </style:style>
    <style:style style:name="T28" style:family="text">
      <style:text-properties officeooo:rsid="003564ad"/>
    </style:style>
    <style:style style:name="T29" style:family="text">
      <style:text-properties officeooo:rsid="0038a4c2"/>
    </style:style>
    <style:style style:name="T30" style:family="text">
      <style:text-properties officeooo:rsid="00391022"/>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22" text:outline-level="1">Espaces surnuméraires</text:h>
        <text:p text:style-name="P1"><text:s text:c="5"/><text:span text:style-name="T4">Avant</text:span><text:span text:style-name="T14"> la ligne</text:span></text:p>
        <text:p text:style-name="P5">Après la <text:span text:style-name="T3">ligne</text:span> <text:s text:c="4"/></text:p>
        <text:p text:style-name="P5">Entre <text:s text:c="2"/>les <text:s text:c="3"/><text:span text:style-name="T3">mots</text:span> <text:s text:c="3"/>2 <text:s text:c="3"/>3 <text:s text:c="3"/>4 <text:s text:c="3"/>5</text:p>
        <text:p text:style-name="P5">Avant les <text:span text:style-name="T3">points</text:span> <text:s/>. Ainsi <text:s/>…</text:p>
        <text:p text:style-name="P5">Avant les <text:span text:style-name="T3">virgules</text:span> , comme ça</text:p>
        <text:p text:style-name="P5">À l’intérieur des ( parenthèses <text:s text:c="2"/>)</text:p>
        <text:p text:style-name="P5">À l’intérieur des [ crochets <text:s/>]</text:p>
        <text:p text:style-name="P5">À l’intérieur des “ guillemets <text:s/>”</text:p>
        <text:h text:style-name="P24" text:outline-level="1">Espaces manquants</text:h>
        <text:p text:style-name="P5">Après la virgule,<text:span text:style-name="T3">ici</text:span></text:p>
        <text:p text:style-name="P5">Après le point-virgule ;<text:span text:style-name="T3">ici</text:span></text:p>
        <text:p text:style-name="P5">Après les deux-points<text:span text:style-name="T19"> </text:span>:<text:span text:style-name="T3">ici</text:span></text:p>
        <text:p text:style-name="P5">Après un point.<text:span text:style-name="T3">ici</text:span></text:p>
        <text:p text:style-name="P5">Après trois points…<text:span text:style-name="T3">ici</text:span></text:p>
        <text:p text:style-name="P5">Après un point d’interrogation ?<text:span text:style-name="T3">ici</text:span></text:p>
        <text:p text:style-name="P5">Après un point d’exclamation !<text:span text:style-name="T3">ici</text:span></text:p>
        <text:p text:style-name="P5">Autour un tiret d’incise -<text:span text:style-name="T3">ici</text:span>- ou -"<text:span text:style-name="T3">là</text:span>"- <text:span text:style-name="T30">c’est ça</text:span></text:p>
        <text:h text:style-name="P23" text:outline-level="1">Espaces insécables</text:h>
        <text:p text:style-name="P19">Après les deux-points:</text:p>
        <text:p text:style-name="P19">Après le point-virgule:</text:p>
        <text:p text:style-name="P5">Après un point d’interrogation?</text:p>
        <text:p text:style-name="P5">Après un point d’exclamation!</text:p>
        <text:p text:style-name="P5">Avec les «guillemets»</text:p>
        <text:p text:style-name="P5">Avant 3%, 3‰, 3€, 3$, 3£, 3¥, 3<text:span text:style-name="T27">°</text:span>C</text:p>
        <text:p text:style-name="P28">230 590 088</text:p>
        <text:p text:style-name="P28">3m, 10MHz, 5kg</text:p>
        <text:h text:style-name="Heading_20_1" text:outline-level="1">Les points</text:h>
        <text:p text:style-name="P8">Les points de suspension.....</text:p>
        <text:p text:style-name="P8">Les points de suspension<text:span text:style-name="T22">…</text:span>..</text:p>
        <text:p text:style-name="P15">Double point..</text:p>
        <text:p text:style-name="P16">Ligne de points……...........................</text:p>
        <text:p text:style-name="P15">Ligne de points...........................</text:p>
        <text:h text:style-name="P23" text:outline-level="1">Signes typographiques</text:h>
        <text:p text:style-name="P5">L'État, l'action, d'habitude, qu'alors, <text:span text:style-name="T23">d'aujourd'hui</text:span></text:p>
        <text:p text:style-name="P17">Il n'y a qu<text:span text:style-name="T23">'aujourd'hui</text:span></text:p>
        <text:p text:style-name="P10">Les tirets d’incise <text:span text:style-name="T15">–</text:span> ici <text:span text:style-name="T15">- </text:span>et <text:span text:style-name="T17">— </text:span>là <text:span text:style-name="T17">— ou enfin – ça.</text:span></text:p>
        <text:p text:style-name="P12">- Tirets en début de paragraphe</text:p>
        <text:p text:style-name="P13">– <text:s/>Tirets en début de paragraphe</text:p>
        <text:p text:style-name="P13">— Tirets en début de paragraphe</text:p>
        <text:p text:style-name="P11">Les mots entre '<text:span text:style-name="T3">guillemets</text:span>' et "<text:span text:style-name="T3">guillemets</text:span>", <text:span text:style-name="T18">ou encore "</text:span><text:span text:style-name="T6">ça </text:span><text:span text:style-name="T7">et ça</text:span><text:span text:style-name="T18">"</text:span></text:p>
        <text:p text:style-name="P5">"Les phrases entre guillemets."</text:p>
        <text:p text:style-name="P6">"Les phrases entre guillemets !"</text:p>
        <text:p text:style-name="P6">"Les phrases entre guillemets ?"</text:p>
        <text:p text:style-name="P7">"<text:span text:style-name="T21">…</text:span>Les phrases entre guillemets ?"</text:p>
        <text:p text:style-name="P14">Regarde «cette chose»!</text:p>
        <text:h text:style-name="P25" text:outline-level="1">Divers</text:h>
        <text:p text:style-name="P20">Nombres ordinaux : 15<text:span text:style-name="T28">ème</text:span>, XXIième, 18è</text:p>
        <text:p text:style-name="P2"><text:span text:style-name="T16">Énumérations, </text:span><text:span text:style-name="T5">etc</text:span><text:span text:style-name="T8">…</text:span></text:p>
        <text:p text:style-name="P9">Énumérations etc.</text:p>
        <text:p text:style-name="P9">Va t-on, a-t<text:span text:style-name="T24">’</text:span>il, ont-<text:span text:style-name="T24">t</text:span>-elles</text:p>
        <text:p text:style-name="P9">Ligatures : c<text:span text:style-name="T24">oe</text:span>ur, cons<text:span text:style-name="T24">oe</text:span>ur, m<text:span text:style-name="T24">oe</text:span>urs, c<text:span text:style-name="T24">oe</text:span>lacanthe</text:p>
        <text:p text:style-name="P9">Apostrophes manquante<text:span text:style-name="T29">s</text:span> : qu <text:span text:style-name="T3">il</text:span>, lorsqu <text:span text:style-name="T3">elle</text:span>, puisqu <text:span text:style-name="T3">on</text:span></text:p>
      </text:section>
      <text:p text:style-name="P18"/>
      <text:p text:style-name="P5"/>
      <text:p text:style-name="P5"/>
      <text:p text:style-name="P1">Le 15ᵉ du mois de mars <text:s/>. <text:span text:style-name="T1">Le XXI</text:span><text:span text:style-name="T2">ᵉ</text:span><text:span text:style-name="T1"> siècle. <text:s text:c="2"/>3ème tentative !</text:span></text:p>
      <text:p text:style-name="P1">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9">-</text:span>avec son butin<text:span text:style-name="T9">-</text:span> sans laisser de trace ! Serait-ce l'un de ses nombreux collègues qui a eu la même idée que lui, l'a observé en secret et a attendu cet instant précis pour <text:s/>lui dérober le fruit de son travail ? Ou bien seraien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p>
      <text:p text:style-name="P1"><text:s text:c="3"/>Il tâtonne dans l'<text:span text:style-name="T3">obscurité</text:span>, cherchant <text:span text:style-name="T10">( </text:span>désespérément <text:s/><text:span text:style-name="T10">)</text:span>une issue. Tout à  coup, son <text:span text:style-name="T11">cœur</text:span> se <text:span text:style-name="T11">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2">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text:p>
      <text:p text:style-name="P4">Lorsqu il vint à la maison qu’elle détestait,<text:span text:style-name="T13">[</text:span>ils <text:span text:style-name="T13">] </text:span>se disputèrent.</text:p>
      <text:p text:style-name="P1"/>
      <text:p text:style-name="P1"><text:soft-page-break/></text:p>
      <text:p text:style-name="P1"/>
      <text:p text:style-name="P1"/>
      <text:p text:style-name="P1"/>
      <text:p text:style-name="P1"/>
      <text:p text:style-name="P1"/>
      <text:p text:style-name="P1"/>
      <text:p text:style-name="P1"/>
      <text:section text:style-name="Sect1" text:name="Section2">
        <text:p text:style-name="P3"/>
        <text:p text:style-name="P3">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9">-</text:span>avec son butin<text:span text:style-name="T9">-</text:span> sans laisser de trace ! Serait-ce l'un de ses nombreux collègues qui a eu la même idée que lui, l'a observé en secret et a attendu cet instant précis pour <text:s/>lui dérober le fruit de son travail ? Ou bien serai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s text:c="2"/></text:p>
        <text:p text:style-name="P3"><text:s text:c="3"/>Il tâtonne dans l'<text:span text:style-name="T3">obscurité</text:span>, cherchant <text:span text:style-name="T10">( </text:span>désespérément <text:s/><text:span text:style-name="T10">) </text:span>une issue. Tout à  coup, son <text:span text:style-name="T11">cœur</text:span> se <text:span text:style-name="T11">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2">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 <text:span text:style-name="T20"> </text:span> <text:s text:c="3"/></text:p>
        <text:p text:style-name="P3"/>
        <text:p text:style-name="P3"/>
        <text:p text:style-name="P3">Des pas derrière lui… Très mauvais signe… Mais qui pourrait bien le suivre au beau milieu de la nuit, dans cette rue étroite dans le fin fond du port ? Et ce alors qu’il vient de réussir le coup dont il a rêvé toute sa vie ! Qu’<text:span text:style-name="T3">il</text:span> ne lui reste plus qu’à disparaître – avec son butin<text:span text:style-name="T9"> – </text:span>sans laisser de trace ! Serait-ce l’un de ses nombreux collègues qui a eu la même idée que lui, l’a observé en secret et a attendu cet instant précis pour lui dérober le fruit de son travail ? Ou bien seraient-ce plutôt les pas de l’un des innombrables gardiens de la paix de Marseille, prêt à faire claquer d’étincelantes menottes autour de ses poignets ? Son ordre – « <text:span text:style-name="T3">Ne bougez plus</text:span> ! » – résonne déjà dans ses oreilles ! Se sentant traqué, il se retourne brusquement et aperçoit un étroit passage. Sauvé ? En un éclair, il vire à droite et disparaît entre les deux bâtiments, manquant de justesse de trébucher sur la poubelle renversée en plein milieu de la ruelle !</text:p>
        <text:p text:style-name="P3">Il tâtonne dans l’<text:span text:style-name="T3">obscurité</text:span>, cherchant <text:span text:style-name="T10">(</text:span>désespérément)<text:span text:style-name="T10"> </text:span>une issue. Tout à coup, son <text:span text:style-name="T11">cœur</text:span> se <text:span text:style-name="T11">glace</text:span> : il vient de comprendre que la seule et unique façon de s’échapper de la petite cour intérieure au milieu de laquelle il se trouve est… de faire demi-tour et de repasser par le passage qu’il vient d’emprunter. Mais, pendant ce temps, les bruits de pas se rapprochent inexorablement. Déjà, une sombre silhouette apparaît au coin de la rue. Ses yeux scrutent nerveusement l’obscurité, à la recherche du salut. Va-t-il vraiment échouer, maintenant, si près du but, après tant d’efforts et toutes ces années passées à forger son plan ? Il s’adosse au mur<text:span text:style-name="T12"> </text:span>contre lequel il s’aplatit comme il le peut, dans l’espoir de pouvoir échapper aux regards de son poursuivant. Soudain, il décèle le grincement presque imperceptible d’une porte qui bat tout près de lui au vent nocturne. Serait-il enfin sauvé ? Il avance à pas feutrés en direction de la porte… Mais sur quoi va-t-elle s’ouvrir ?</text:p>
      </text:section>
      <text:p text:style-name="Standard"/>
      <text:list xml:id="list606899239050593698" text:style-name="L1">
        <text:list-item>
          <text:p text:style-name="P31">Puce</text:p>
        </text:list-item>
        <text:list-item>
          <text:p text:style-name="P26">Puce 2</text:p>
        </text:list-item>
      </text:list>
      <text:list xml:id="list6646049494111125526" text:style-name="List_20_1">
        <text:list-item>
          <text:p text:style-name="List_20_1">Num</text:p>
        </text:list-item>
      </text:list>
      <text:list xml:id="list6746833535005093928" text:style-name="L2">
        <text:list-item>
          <text:p text:style-name="P29">Puce</text:p>
        </text:list-item>
      </text:list>
      <text:list xml:id="list4988480453068042446" text:style-name="L3">
        <text:list-item>
          <text:p text:style-name="P30">Num</text:p>
        </text:list-item>
        <text:list-item>
          <text:p text:style-name="P27">Num</text:p>
        </text:list-item>
      </text:list>
      <text:list xml:id="list2092728023700606247" text:style-name="L4">
        <text:list-item>
          <text:p text:style-name="P32">Puce</text:p>
        </text:list-item>
      </text:list>
      <text:p text:style-name="List_20_5"/>
      <text:p text:style-name="P21">e<text:span text:style-name="T26">ffi</text:span>cace, e<text:span text:style-name="T26">ffl</text:span>anqué, e<text:span text:style-name="T26">st</text:span>imer, <text:span text:style-name="T26">fl</text:span>anquer, e<text:span text:style-name="T26">ff</text:span>acer, <text:span text:style-name="T25">Lovecraft.</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3"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2" svg:font-family="'Book Antiqua'" style:font-family-generic="roman" style:font-pitch="variable"/>
    <style:font-face style:name="Book Antiqua" svg:font-family="'Book Antiqua'" style:font-adornments="Gras" style:font-family-generic="roman" style:font-pitch="variable"/>
    <style:font-face style:name="Book Antiqua4" svg:font-family="'Book Antiqua'" style:font-adornments="Italique" style:font-family-generic="roman" style:font-pitch="variable"/>
    <style:font-face style:name="Book Antiqua1"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101cm" loext:contextual-spacing="false" fo:text-align="justify" style:justify-single-word="false" style:page-number="auto"/>
      <style:text-properties style:font-name="Trebuchet MS" fo:font-family="'Trebuchet MS'" style:font-style-name="Normal" style:font-family-generic="swiss" style:font-pitch="variable" fo:font-size="9pt"/>
    </style:style>
    <style:style style:name="Text_20_body" style:display-name="Text body" style:family="paragraph" style:parent-style-name="Standard" style:class="text" style:master-page-name="">
      <style:paragraph-properties fo:margin-top="0cm" fo:margin-bottom="0.101cm" loext:contextual-spacing="false" fo:orphans="2" fo:widows="2" style:page-number="auto" style:shadow="non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ubtitle" style:class="text">
      <style:paragraph-properties fo:margin-top="0cm" fo:margin-bottom="0.3cm" loext:contextual-spacing="false" fo:text-align="center" style:justify-single-word="false" fo:padding="0.049cm" fo:border-left="none" fo:border-right="none" fo:border-top="none" fo:border-bottom="2.49pt solid #999999" fo:keep-with-next="always">
        <style:tab-stops/>
      </style:paragraph-properties>
      <style:text-properties fo:text-transform="uppercase" fo:color="#800000" style:text-outline="false" style:font-name="Trebuchet MS1" fo:font-family="'Trebuchet MS'" style:font-style-name="Gras" style:font-family-generic="swiss" style:font-pitch="variable" fo:font-size="36pt" fo:letter-spacing="normal"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auto-update="true" style:default-outline-level="1" style:class="text">
      <style:paragraph-properties fo:margin-top="0.499cm" fo:margin-bottom="0.101cm" loext:contextual-spacing="false" fo:text-align="start" style:justify-single-word="false" fo:padding="0cm" fo:border="none">
        <style:tab-stops/>
      </style:paragraph-properties>
      <style:text-properties fo:text-transform="uppercase" fo:color="#800000" style:font-name="Trebuchet MS1" fo:font-family="'Trebuchet MS'" style:font-style-name="Gras" style:font-family-generic="swiss" style:font-pitch="variable" fo:font-size="14pt" fo:letter-spacing="normal" fo:font-weight="bold" style:font-size-asian="12pt" style:font-weight-asian="normal" style:font-size-complex="12pt" style:font-weight-complex="normal"/>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101cm" loext:contextual-spacing="false" fo:text-align="start" style:justify-single-word="false" style:page-number="auto" fo:padding="0cm" fo:border-left="none" fo:border-right="none" fo:border-top="none" fo:border-bottom="0.99pt solid #c0c0c0" style:shadow="none"/>
      <style:text-properties fo:color="#000000" fo:font-size="10pt" fo:letter-spacing="normal"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class="text" style:master-page-name="">
      <style:paragraph-properties fo:margin-top="0.101cm" fo:margin-bottom="0.101cm" loext:contextual-spacing="false" fo:text-align="center" style:justify-single-word="false" style:page-number="auto" fo:padding="0cm" fo:border="none"/>
      <style:text-properties fo:color="#666666" style:font-name="Book Antiqua" fo:font-family="'Book Antiqua'" style:font-style-name="Gras" style:font-family-generic="roman" style:font-pitch="variable" fo:font-size="10.5pt" fo:letter-spacing="normal" fo:font-weight="bold" style:font-size-asian="14pt" style:font-weight-asian="bold" style:font-size-complex="14pt" style:font-weight-complex="bold"/>
    </style:style>
    <style:style style:name="Heading_20_4" style:display-name="Heading 4" style:family="paragraph" style:parent-style-name="Heading" style:next-style-name="Standard" style:auto-update="true" style:default-outline-level="4" style:class="text">
      <style:paragraph-properties fo:margin-top="0.101cm" fo:margin-bottom="0.101cm" loext:contextual-spacing="false" fo:text-align="start" style:justify-single-word="false" fo:padding="0cm" fo:border="none"/>
      <style:text-properties fo:color="#666666" style:font-name="Book Antiqua2" fo:font-family="'Book Antiqua'" style:font-family-generic="roman" style:font-pitch="variable" fo:font-size="9pt" fo:letter-spacing="normal" fo:font-style="normal" fo:font-weight="bold" style:font-size-asian="10pt" style:font-style-asian="italic" style:font-weight-asian="bold" style:font-size-complex="10pt" style:font-style-complex="italic" style:font-weight-complex="bold"/>
    </style:style>
    <style:style style:name="List" style:family="paragraph" style:parent-style-name="Text_20_body" style:class="list">
      <style:text-properties style:font-name="Book Antiqua3" fo:font-family="'Book Antiqua'" style:font-name-complex="Tahoma1" style:font-family-complex="Tahoma"/>
    </style:style>
    <style:style style:name="List_20_1" style:display-name="List 1" style:family="paragraph" style:parent-style-name="List" style:list-style-name="List_20_1" style:class="list">
      <style:paragraph-properties fo:margin-left="0cm" fo:margin-right="0cm" fo:margin-top="0cm" fo:margin-bottom="0.199cm" loext:contextual-spacing="false" fo:text-indent="0cm" style:auto-text-indent="false">
        <style:tab-stops/>
      </style:paragraph-properties>
      <style:text-properties style:font-name="Book Antiqua1" fo:font-family="'Book Antiqua'" style:font-style-name="Normal" style:font-family-generic="roman" style:font-pitch="variabl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loext:contextual-spacing="false" fo:text-align="start" style:justify-single-word="false" text:number-lines="false" text:line-number="0">
        <style:tab-stops>
          <style:tab-stop style:position="8.5cm" style:type="center"/>
          <style:tab-stop style:position="17cm" style:type="right"/>
        </style:tab-stops>
      </style:paragraph-properties>
      <style:text-properties fo:color="#666666" style:font-name="Trebuchet MS1" fo:font-family="'Trebuchet MS'" style:font-style-name="Gras" style:font-family-generic="swiss" style:font-pitch="variable" fo:font-size="10pt" fo:font-weight="bold"/>
    </style:style>
    <style:style style:name="Caption" style:family="paragraph" style:parent-style-name="Standard" style:class="extra">
      <style:paragraph-properties fo:margin-top="0.212cm" fo:margin-bottom="0.212cm" loext:contextual-spacing="false" text:number-lines="false" text:line-number="0"/>
      <style:text-properties style:font-name="Book Antiqua3" fo:font-family="'Book Antiqua'"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Book Antiqua3" fo:font-family="'Book Antiqua'" style:font-name-complex="Tahoma1" style:font-family-complex="Tahoma"/>
    </style:style>
    <style:style style:name="Index_20_3" style:display-name="Index 3" style:family="paragraph" style:parent-style-name="Index" style:class="index">
      <style:paragraph-properties fo:margin-left="0.998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Auteur" style:auto-update="true" style:class="chapter">
      <style:paragraph-properties fo:margin-top="0cm" fo:margin-bottom="0.101cm" loext:contextual-spacing="false" fo:text-align="center" style:justify-single-word="false" fo:padding="0cm" fo:border="none"/>
      <style:text-properties fo:color="#808080" style:text-outline="false" fo:font-size="14pt" fo:letter-spacing="0.071cm" fo:font-style="normal" style:font-size-asian="14pt" style:font-style-asian="italic" style:font-size-complex="14pt" style:font-style-complex="italic"/>
    </style:style>
    <style:style style:name="Quotations" style:family="paragraph" style:parent-style-name="Standard" style:class="html">
      <style:paragraph-properties fo:margin-left="0.499cm" fo:margin-right="0.499cm" fo:margin-top="0.101cm" fo:margin-bottom="0.199cm" loext:contextual-spacing="false" fo:text-indent="0cm" style:auto-text-indent="false">
        <style:tab-stops/>
      </style:paragraph-properties>
      <style:text-properties style:font-name="Book Antiqua4" fo:font-family="'Book Antiqua'" style:font-style-name="Italique" style:font-family-generic="roman" style:font-pitch="variable" fo:font-size="10pt"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uteur" style:family="paragraph" style:parent-style-name="Standard" style:next-style-name="Standard" style:class="text">
      <style:paragraph-properties fo:margin-top="0cm" fo:margin-bottom="0.3cm" loext:contextual-spacing="false" fo:text-align="center" style:justify-single-word="false">
        <style:tab-stops/>
      </style:paragraph-properties>
      <style:text-properties fo:text-transform="uppercase" style:use-window-font-color="true" fo:font-size="14pt" fo:letter-spacing="0.353cm" fo:font-weight="bold"/>
    </style:style>
    <style:style style:name="Encadré" style:family="paragraph" style:parent-style-name="Standard" style:next-style-name="Standard">
      <loext:graphic-properties draw:fill="solid" draw:fill-color="#e6e6e6"/>
      <style:paragraph-properties fo:margin-left="0.499cm" fo:margin-right="0.4cm" fo:margin-top="0.101cm" fo:margin-bottom="0.101cm" loext:contextual-spacing="false" fo:text-indent="0cm" style:auto-text-indent="false" fo:background-color="#e6e6e6" fo:padding="0.101cm" fo:border="0.99pt solid #808080" style:shadow="none"/>
      <style:text-properties style:font-name="Book Antiqua1" fo:font-family="'Book Antiqua'" style:font-style-name="Normal" style:font-family-generic="roman" style:font-pitch="variable" fo:font-size="10pt"/>
    </style:style>
    <style:style style:name="Citation_20_source" style:display-name="Citation source" style:family="paragraph" style:parent-style-name="Quotations" style:next-style-name="Standard" style:class="text">
      <style:paragraph-properties fo:margin-top="0cm" fo:margin-bottom="0.3cm" loext:contextual-spacing="false" fo:text-align="end" style:justify-single-word="false" fo:keep-together="always">
        <style:tab-stops/>
      </style:paragraph-properties>
      <style:text-properties style:font-name="Bookman Old Style" fo:font-family="'Bookman Old Style'" style:font-style-name="Gras" style:font-family-generic="roman" style:font-pitch="variable" fo:font-size="10pt" fo:letter-spacing="-0.018cm" fo:font-style="normal" style:text-underline-style="solid" style:text-underline-width="auto" style:text-underline-color="font-color" fo:font-weight="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style:font-name="Gotische Initialen" fo:font-family="'Gotische Initialen'" style:font-style-name="Normal" style:font-pitch="variable" fo:font-size="20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Windows_x86 LibreOffice_project/89f508ef3ecebd2cfb8e1def0f0ba9a803b88a6d</meta:generator>
    <meta:creation-date>2013-06-20T09:20:10.74</meta:creation-date>
    <dc:language>fr-FR</dc:language>
    <meta:editing-cycles>38</meta:editing-cycles>
    <meta:editing-duration>PT6H15M4S</meta:editing-duration>
    <meta:initial-creator>Olivier R</meta:initial-creator>
    <dc:date>2016-03-28T14:01:06.466000000</dc:date>
    <dc:creator>Olivier R</dc:creator>
    <meta:document-statistic meta:table-count="0" meta:image-count="0" meta:object-count="0" meta:page-count="2" meta:paragraph-count="69" meta:word-count="1298" meta:character-count="7587" meta:non-whitespace-character-count="6281"/>
    <meta:user-defined meta:name="Info 1"/>
    <meta:user-defined meta:name="Info 2"/>
    <meta:user-defined meta:name="Info 3"/>
    <meta:user-defined meta:name="Info 4"/>
    <meta:template xlink:type="simple" xlink:actuate="onRequest" xlink:title="Normal" xlink:href="../../../LibreOffice/template/Normal.ott" meta:date="2013-06-20T09:20:10.520000000"/>
  </office:meta>
</office:document-meta>
</file>